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5770" officeooo:paragraph-rsid="001d5770"/>
    </style:style>
    <style:style style:name="P2" style:family="paragraph" style:parent-style-name="Standard">
      <style:text-properties officeooo:rsid="001ff1b2" officeooo:paragraph-rsid="001ff1b2"/>
    </style:style>
    <style:style style:name="P3" style:family="paragraph" style:parent-style-name="Standard">
      <style:text-properties officeooo:rsid="001d5770" officeooo:paragraph-rsid="001d5770"/>
    </style:style>
    <style:style style:name="P4" style:family="paragraph" style:parent-style-name="Standard">
      <style:text-properties officeooo:rsid="00220556" officeooo:paragraph-rsid="00220556"/>
    </style:style>
    <style:style style:name="T1" style:family="text">
      <style:text-properties officeooo:rsid="001e28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ię i nazwisko: Michał Więckowski</text:p>
      <text:p text:style-name="P1"/>
      <text:p text:style-name="P1">Temat: Port Lotniczy</text:p>
      <text:p text:style-name="P1"/>
      <text:p text:style-name="P1">Projekt będzie obejmował obszar działania lotniska między miastowego w zakresie <text:span text:style-name="T1">zarządzania i rezerwacji lotami</text:span>. </text:p>
      <text:p text:style-name="P1"/>
      <text:p text:style-name="P4">W bazie najważniejsze informacje zawierają się bilecie, z którym związani są pasażerowie i załoga, a także rozkład lotów, cena i firma lotnicza. Pasażerowie muszą posiadać dane kontaktowe oraz dane bagażów.</text:p>
      <text:p text:style-name="P1"/>
      <text:p text:style-name="P1"/>
      <text:p text:style-name="P1"/>
      <text:p text:style-name="P1"/>
      <text:p text:style-name="P2">http://www.slideshare.net/shekhardesigner/airlines-database-design</text:p>
      <text:p text:style-name="P2">https://forum.4programmers.net/Bazy_danych/251501-ocena_struktury_bazy_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1:15:33.783000000</meta:creation-date>
    <dc:date>2016-11-07T13:23:23.288000000</dc:date>
    <meta:editing-duration>PT58M53S</meta:editing-duration>
    <meta:editing-cycles>3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6" meta:word-count="54" meta:character-count="513" meta:non-whitespace-character-count="464"/>
  </office:meta>
</office:document-meta>
</file>